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E6000000E6A42ACED77EAAE08F.png" manifest:media-type="image/png"/>
  <manifest:file-entry manifest:full-path="Pictures/10000201000002D0000001EA78A47BB02B1BC89A.png" manifest:media-type="image/png"/>
  <manifest:file-entry manifest:full-path="Pictures/10000201000000FA000000FA408F9A2D8981E6AD.png" manifest:media-type="image/png"/>
  <manifest:file-entry manifest:full-path="Pictures/1000020100000532000001B6DB0A63E5F0F5EE47.png" manifest:media-type="image/png"/>
  <manifest:file-entry manifest:full-path="Pictures/1000020100000276000002761F2A0DD2EE395F8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9598" draw:marker-start-width="0.252cm" draw:marker-end-width="0.252cm" draw:fill-color="#ffffff" draw:textarea-horizontal-align="justify" draw:textarea-vertical-align="middle" draw:auto-grow-height="false" fo:min-height="4.416cm" fo:min-width="17.46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Fine_20_Dashed" svg:stroke-width="0.035cm" svg:stroke-color="#ef413d" draw:marker-start-width="0.252cm" draw:marker-end-width="0.252cm" draw:fill-color="#ffffff" draw:textarea-horizontal-align="justify" draw:textarea-vertical-align="middle" draw:auto-grow-height="false" fo:min-height="4.416cm" fo:min-width="17.466cm" fo:padding-top="0.142cm" fo:padding-bottom="0.142cm" fo:padding-left="0.267cm" fo:padding-right="0.267cm"/>
    </style:style>
    <style:style style:name="gr3" style:family="graphic" style:parent-style-name="standard">
      <style:graphic-properties svg:stroke-color="#e3d200" draw:fill-color="#62a73b" draw:textarea-horizontal-align="justify" draw:textarea-vertical-align="middle" draw:auto-grow-height="false" fo:min-height="3.35cm" fo:min-width="11.8cm"/>
    </style:style>
    <style:style style:name="gr4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2.417cm" fo:min-width="4.901cm"/>
    </style:style>
    <style:style style:name="gr8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1.796cm" fo:min-width="4.901cm"/>
    </style:style>
    <style:style style:name="gr9" style:family="graphic" style:parent-style-name="standard">
      <style:graphic-properties draw:fill-color="#ffffff" draw:opacity="100%" draw:opacity-name="" draw:textarea-horizontal-align="justify" draw:textarea-vertical-align="middle" draw:auto-grow-height="false" fo:min-height="1.95cm" fo:min-width="4.9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2a73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-color="#ffffff" draw:opacity="10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cm" svg:height="4.7cm" svg:x="1.4cm" svg:y="16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cm" svg:height="4.7cm" svg:x="1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3cm" svg:height="3.6cm" svg:x="1.3cm" svg:y="11.059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2" xml:id="id3" draw:id="id3" draw:layer="layout" svg:width="2.717cm" svg:height="2.717cm" svg:x="9.683cm" svg:y="13.042cm">
          <draw:image xlink:href="Pictures/1000020100000276000002761F2A0DD2EE395F8B.png" xlink:type="simple" xlink:show="embed" xlink:actuate="onLoad">
            <text:p/>
          </draw:image>
        </draw:frame>
        <draw:frame draw:style-name="gr4" draw:text-style-name="P2" xml:id="id2" draw:id="id2" draw:layer="layout" svg:width="7.4cm" svg:height="2.437cm" svg:x="5cm" svg:y="10.459cm">
          <draw:image xlink:href="Pictures/1000020100000532000001B6DB0A63E5F0F5EE47.png" xlink:type="simple" xlink:show="embed" xlink:actuate="onLoad">
            <text:p/>
          </draw:image>
        </draw:frame>
        <draw:frame draw:style-name="gr5" draw:text-style-name="P2" xml:id="id4" draw:id="id4" draw:layer="layout" svg:width="3.71cm" svg:height="2.524cm" svg:x="9.19cm" svg:y="18.176cm">
          <draw:image xlink:href="Pictures/10000201000002D0000001EA78A47BB02B1BC89A.png" xlink:type="simple" xlink:show="embed" xlink:actuate="onLoad">
            <text:p/>
          </draw:image>
        </draw:frame>
        <draw:frame draw:style-name="gr5" draw:text-style-name="P2" xml:id="id1" draw:id="id1" draw:layer="layout" svg:width="3.7cm" svg:height="3.7cm" svg:x="6.9cm" svg:y="4.5cm">
          <draw:image xlink:href="Pictures/10000201000000FA000000FA408F9A2D8981E6AD.png" xlink:type="simple" xlink:show="embed" xlink:actuate="onLoad">
            <text:p/>
          </draw:image>
        </draw:frame>
        <draw:frame draw:style-name="gr5" draw:text-style-name="P2" draw:layer="layout" svg:width="2.963cm" svg:height="2.963cm" svg:x="1.637cm" svg:y="11.359cm">
          <draw:image xlink:href="Pictures/10000201000000E6000000E6A42ACED77EAAE08F.png" xlink:type="simple" xlink:show="embed" xlink:actuate="onLoad">
            <text:p/>
          </draw:image>
        </draw:frame>
        <draw:connector draw:style-name="gr6" draw:text-style-name="P4" draw:layer="layout" draw:type="line" svg:x1="8.75cm" svg:y1="8.2cm" svg:x2="8.7cm" svg:y2="10.459cm" draw:start-shape="id1" draw:start-glue-point="2" draw:end-shape="id2" svg:d="M8750 8200l-50 2259" svg:viewBox="0 0 51 2260">
          <text:p/>
        </draw:connector>
        <draw:connector draw:style-name="gr6" draw:text-style-name="P4" draw:layer="layout" draw:type="line" svg:x1="11.041cm" svg:y1="15.759cm" svg:x2="11.045cm" svg:y2="18.176cm" draw:start-shape="id3" draw:end-shape="id4" draw:end-glue-point="0" svg:d="M11041 15759l4 2417" svg:viewBox="0 0 5 2418">
          <text:p/>
        </draw:connector>
        <draw:custom-shape draw:style-name="gr7" draw:text-style-name="P6" draw:layer="layout" svg:width="5.4cm" svg:height="4cm" svg:x="13.6cm" svg:y="6.3cm">
          <text:p text:style-name="P5"><text:span text:style-name="T1">HttpClient</text:span></text:p>
          <draw:enhanced-geometry svg:viewBox="0 0 21600 21600" draw:text-areas="0 0 21600 ?f0" draw:type="down-arrow-callout" draw:modifiers="11337.1657085729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6" draw:layer="layout" svg:width="5.4cm" svg:height="4.6cm" svg:x="13.8cm" svg:y="10.7cm">
          <text:p text:style-name="P5"><text:span text:style-name="T1">API {REST}</text:span></text:p>
          <draw:enhanced-geometry svg:viewBox="0 0 21600 21600" draw:text-areas="0 0 21600 ?f0" draw:type="down-arrow-callout" draw:modifiers="9607.99843168006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9" draw:text-style-name="P6" draw:layer="layout" svg:width="5.4cm" svg:height="3.3cm" svg:x="13.6cm" svg:y="15.7cm">
          <text:p text:style-name="P5"><text:span text:style-name="T1">API {REST}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0T13:41:04.470964594</meta:creation-date>
    <dc:date>2019-03-10T15:51:40.658476155</dc:date>
    <meta:editing-duration>PT9M19S</meta:editing-duration>
    <meta:editing-cycles>1</meta:editing-cycles>
    <meta:document-statistic meta:object-count="13"/>
    <meta:generator>LibreOffice/6.0.4.2$MacOSX_X86_64 LibreOffice_project/9b0d9b32d5dcda91d2f1a96dc04c645c450872bf</meta:generator>
  </office:meta>
</office:document-meta>
</file>